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style:style>
    <style:style style:name="P5" style:family="paragraph" style:parent-style-name="Text_20_body" style:list-style-name="L2">
      <style:paragraph-properties fo:margin-top="0cm" fo:margin-bottom="0cm"/>
    </style:style>
    <style:style style:name="P6" style:family="paragraph" style:parent-style-name="Text_20_body" style:list-style-name="L3">
      <style:paragraph-properties fo:margin-top="0cm" fo:margin-bottom="0cm"/>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1) Présentation du projet et mise en contexte</text:h>
      <text:p text:style-name="Text_20_body">Dans cette partie, vous avez la possibilité de <text:span text:style-name="Strong_20_Emphasis">vous présenter, votre entreprise et votre projet</text:span>, notamment si votre cahier des charges est destiné à des <text:span text:style-name="Strong_20_Emphasis">interlocuteurs externes</text:span>. Cela leur permettra de mieux comprendre qui vous êtes et ce que vous demandez. Restez cependant succinct et allez à l’essentiel !</text:p>
      <text:p text:style-name="Text_20_body">Lors de cette étape, vous devrez également expliquer votre <text:span text:style-name="Strong_20_Emphasis">démarche et le contexte de votre projet.</text:span> N’omettez pas de préciser s’il y a ou non un <text:span text:style-name="Strong_20_Emphasis">historique</text:span> de projets similaires. N’hésitez pas non plus à détailler votre <text:a xlink:type="simple" xlink:href="https://blog.hiscox.fr/business-model-entrepreneur/" text:style-name="Internet_20_link" text:visited-style-name="Visited_20_Internet_20_Link"><text:span text:style-name="Strong_20_Emphasis">modèle économique</text:span></text:a> afin que l’on puisse vous conseiller sur l’intérêt réel ou non des fonctionnalités demandées.</text:p>
      <text:p text:style-name="Text_20_body">Puis, de façon plus globale, présentez <text:span text:style-name="Strong_20_Emphasis">votre cible</text:span> et détaillez les caractéristiques et les habitudes des <text:span text:style-name="Strong_20_Emphasis">futurs utilisateurs de la solution</text:span> que vous souhaitez créer.</text:p>
      <text:p text:style-name="Text_20_body">Vous pouvez également parler de <text:span text:style-name="Strong_20_Emphasis">votre </text:span><text:a xlink:type="simple" xlink:href="https://blog.hiscox.fr/marketing-day-10-conseils-etre-bon-marketeur/" text:style-name="Internet_20_link" text:visited-style-name="Visited_20_Internet_20_Link"><text:span text:style-name="Strong_20_Emphasis">stratégie marketing</text:span></text:a><text:span text:style-name="Strong_20_Emphasis"> ou et webmarketing</text:span>. Cela permettra des partis pris en termes de design ou d’ergonomie pour que ceux-ci mettent en avant les éléments de cette stratégie. De plus, vos prestataires pourront mieux <text:span text:style-name="Strong_20_Emphasis">vous conseiller et vous orienter</text:span> (que ce soit le graphiste, l’intégrateur, le développeur, le chef de projet ou encore le référenceur).</text:p>
      <text:p text:style-name="Text_20_body">Il vous faudra également indiquer <text:span text:style-name="Strong_20_Emphasis">tous les intervenants</text:span> qui prendront part à la conception du projet, qu’ils soient internes ou externes à l’entreprise. N’oubliez pas de préciser à chaque fois le nom, prénom, rôle, email et numéro de téléphone. <text:span text:style-name="Strong_20_Emphasis">Cela fluidifiera et facilitera les échanges ! </text:span></text:p>
      <text:h text:style-name="Heading_20_3" text:outline-level="3">2)    Établir les besoins et les contraintes</text:h>
      <text:p text:style-name="Text_20_body">Dans cette deuxième partie, il vous faut détailler votre solution à travers les besoins qu’aura l’utilisateur, les contraintes techniques qui définissent votre projet, toutes les exigences que vous pouvez avoir vis-à-vis de votre solution.</text:p>
      <text:h text:style-name="Heading_20_4" text:outline-level="4">L’analyse et l’expression des besoins</text:h>
      <text:p text:style-name="Text_20_body">Dans cette partie vous renseignerez d’une part vos objectifs, les besoins techniques que vous avez pour ce projet mais également les besoins des utilisateurs qui devront être satisfaits par la solution que vous prévoyez de créer.</text:p>
      <text:p text:style-name="Text_20_body"><text:span text:style-name="Strong_20_Emphasis">Vos objectifs </text:span></text:p>
      <text:p text:style-name="Text_20_body">Votre projet peut être porté par un ou plusieurs objectifs. C’est à vous de les identifier et de bien les faire transparaître dans votre cahier des charges. En effet, cela aura un impact dans la façon de traiter votre demande.</text:p>
      <text:p text:style-name="Text_20_body">Exemple d’objectifs :</text:p>
      <text:list xml:id="list3032743735701194374" text:style-name="L1">
        <text:list-item>
          <text:p text:style-name="P4">Attirer de nouveaux prospects </text:p>
        </text:list-item>
        <text:list-item>
          <text:p text:style-name="P4">Lancer un produit </text:p>
        </text:list-item>
        <text:list-item>
          <text:p text:style-name="P4">Pénétrer un nouveau marché </text:p>
        </text:list-item>
        <text:list-item>
          <text:p text:style-name="P4">Gagner en notoriété </text:p>
        </text:list-item>
        <text:list-item>
          <text:p text:style-name="P4">Développer votre communauté </text:p>
        </text:list-item>
        <text:list-item>
          <text:p text:style-name="P4">Augmenter votre visibilité </text:p>
        </text:list-item>
        <text:list-item>
          <text:p text:style-name="P4">Obtenir des leads </text:p>
        </text:list-item>
        <text:list-item>
          <text:p text:style-name="P1">Etc. </text:p>
        </text:list-item>
      </text:list>
      <text:p text:style-name="Text_20_body"><text:span text:style-name="Strong_20_Emphasis">Vos besoins</text:span></text:p>
      <text:p text:style-name="Text_20_body">Il se peut que vous ayez certaines attentes concernant le degré d’accompagnement et d’implications des autres protagonistes dans la réalisation de votre projet. Si c’est le cas, il est également important <text:soft-page-break/>que vous le précisiez. Exemple de besoins :</text:p>
      <text:list xml:id="list8643029227875844953" text:style-name="L2">
        <text:list-item>
          <text:p text:style-name="P5">Prise en charge de l’hébergement </text:p>
        </text:list-item>
        <text:list-item>
          <text:p text:style-name="P5">Formation poussée à l’outil final </text:p>
        </text:list-item>
        <text:list-item>
          <text:p text:style-name="P5">Service de SAV </text:p>
        </text:list-item>
        <text:list-item>
          <text:p text:style-name="P2">Rapport hebdomadaire, mensuel ou annuel </text:p>
        </text:list-item>
      </text:list>
      <text:p text:style-name="Text_20_body">De plus, si vous avez une idée bien précise pour votre solution, notamment s’il s’agit d’un projet graphique, n’hésitez pas à prodiguer des exemples à vos prestataires. Cela leur permettra de mieux orienter leur proposition. Ne vous attendez pas pour autant à disposer d’une copie conforme !</text:p>
      <text:p text:style-name="Text_20_body"><text:span text:style-name="Strong_20_Emphasis">Les besoins de vos utilisateurs </text:span>Commencez par lister tous les besoins auxquels va répondre votre future solution. Ensuite, pour bien comprendre les futurs besoins de votre utilisateur vous pouvez créer des <text:span text:style-name="Strong_20_Emphasis">cas d’utilisation.</text:span> En effet, vous pourrez décrire pas à pas comment réaliser chaque besoin en détaillant chaque étape.</text:p>
      <text:p text:style-name="Text_20_body"><text:span text:style-name="T1">Exemple</text:span> :</text:p>
      <text:p text:style-name="Text_20_body">Besoin : « Acheter un produit »</text:p>
      <text:p text:style-name="Text_20_body">Étapes : Je consulte un produit &gt; je l’ajoute au panier &gt; je choisis un mode de livraison &gt; je renseigne mes coordonnées &gt; je paie</text:p>
      <text:p text:style-name="Text_20_body">Ainsi vous établirez simplement <text:span text:style-name="Strong_20_Emphasis">l’ensemble des étapes</text:span> par lesquelles votre client passe pour réaliser son objectif et donc tout ce qu’il vous est <text:span text:style-name="Strong_20_Emphasis">nécessaire de créer</text:span>.</text:p>
      <text:h text:style-name="Heading_20_4" text:outline-level="4">Les contraintes techniques</text:h>
      <text:p text:style-name="Text_20_body">Votre projet peut comporter des contraintes spécifiques, et il faut, si c’est le cas en faire part le plutôt possible aux parties prenantes. En effet, cela peut avoir un impact lors de la mise en place du projet et impliqué des prises de décisions différentes.</text:p>
      <text:p text:style-name="Text_20_body">Exemple de contraintes :</text:p>
      <text:list xml:id="list5381346879629132968" text:style-name="L3">
        <text:list-item>
          <text:p text:style-name="P6">CMS de développement </text:p>
        </text:list-item>
        <text:list-item>
          <text:p text:style-name="P6">Charte graphique à respecter </text:p>
        </text:list-item>
        <text:list-item>
          <text:p text:style-name="P6">CRM existant </text:p>
        </text:list-item>
        <text:list-item>
          <text:p text:style-name="P6">Système d’exploitation </text:p>
        </text:list-item>
        <text:list-item>
          <text:p text:style-name="P3">Développement de nouvelles fonctionnalités à prévoir </text:p>
        </text:list-item>
      </text:list>
      <text:h text:style-name="Heading_20_3" text:outline-level="3">3) Énoncer les délais et le budget souhaité</text:h>
      <text:p text:style-name="Text_20_body">Dans cette partie, il vous faudra préciser si vous avez une deadline précise pour ce projet. Attention, pour certain projet il est important que vous preniez en compte que ce délai n’est qu’<text:span text:style-name="Strong_20_Emphasis">indicatif</text:span>. Restez réaliste surtout sur des projets très techniques. Mentionnez le budget est également très important, cependant comme les délais, celui-ci peut ne pas être en <text:span text:style-name="Strong_20_Emphasis">adéquation avec le coût réel de votre projet</text:span>. Dans ce cas, il faudra peut-être revoir à la baisse vos attentes ou considéré d’allouer un budget supplémentaire après <text:span text:style-name="Strong_20_Emphasis">discussion avec les professionnels</text:span> que vous sélectionnerez.</text:p>
      <text:p text:style-name="Text_20_body">En bref, le but n’est pas de faire un cahier des charges avec un nombre incalculable de pages (sauf si le projet le requiert bien entendu). En effet, l’essentiel est <text:span text:style-name="Strong_20_Emphasis">d’avoir un “guide” précis </text:span>afin de se poser <text:span text:style-name="Strong_20_Emphasis">les bonnes questions</text:span> au bon moment et, enfin de ne pas partir dans la mauvaise direction lors du développeme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7M46S</meta:editing-duration>
    <meta:editing-cycles>4</meta:editing-cycles>
    <meta:generator>OpenOffice/4.1.8$Win32 OpenOffice.org_project/418m3$Build-9803</meta:generator>
    <dc:date>2021-12-09T17:58:43.46</dc:date>
    <meta:document-statistic meta:table-count="0" meta:image-count="0" meta:object-count="0" meta:page-count="2" meta:paragraph-count="44" meta:word-count="851" meta:character-count="5261"/>
    <meta:user-defined meta:name="Info 1"/>
    <meta:user-defined meta:name="Info 2"/>
    <meta:user-defined meta:name="Info 3"/>
    <meta:user-defined meta:name="Info 4"/>
  </office:meta>
</office:document-meta>
</file>